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Times New Roman" fo:font-size="11pt" style:font-size-asian="11pt" style:font-size-complex="11pt"/>
    </style:style>
    <style:style style:name="P4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1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15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style:text-position="sub 58%" fo:font-size="10pt" style:font-size-asian="10pt" style:font-size-complex="10pt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style:text-position="sub 58%" fo:font-size="10pt" style:font-size-asian="10pt" style:font-size-complex="10pt"/>
    </style:style>
    <style:style style:name="T9" style:family="text"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. Esquema de traducción orientado a las gramáticas de atributos </text:p>
      <text:p text:style-name="P1">Esquema de traducción en el que se muestre, mediante acciones semánticas, los lugares en los que deben evaluarse las distintas ecuaciones contempladas en todas las gramáticas de atributos: la de construcción de la tabla de símbolos, la de comprobación de las restricciones contextuales y la de especificación de la traducción. </text:p>
      <text:p text:style-name="P1"/>
      <text:p text:style-name="P1">El recorrido del árbol será el realizado por un analizador predictivo-recursivo.</text:p>
      <text:p text:style-name="P1"/>
      <text:p text:style-name="P3"/>
      <text:p text:style-name="P4">Programa → <text:s/></text:p>
      <text:p text:style-name="P4"><text:tab/>Declaraciones </text:p>
      <text:p text:style-name="P4"><text:tab/>&amp; </text:p>
      <text:p text:style-name="P4"><text:tab/><text:span text:style-name="T1">{Instrucciones.tsh = Declaraciones.ts}</text:span></text:p>
      <text:p text:style-name="P4"><text:tab/>Instrucciones</text:p>
      <text:p text:style-name="P11"><text:tab/>{</text:p>
      <text:p text:style-name="P11"><text:tab/><text:tab/>Programa.error = Declaraciones.error v Instrucciones.error</text:p>
      <text:p text:style-name="P4"><text:tab/><text:tab/><text:span text:style-name="T1">Programa.ts = Declaraciones.ts</text:span></text:p>
      <text:p text:style-name="P11"><text:tab/><text:tab/>Programa.codJ = Instrucciones.codJ</text:p>
      <text:p text:style-name="P9"><text:tab/><text:tab/>Programa.codP = Instrucciones.codP</text:p>
      <text:p text:style-name="P12"><text:tab/><text:span text:style-name="T1">}</text:span></text:p>
      <text:p text:style-name="P9"/>
      <text:p text:style-name="P12">Declaración → id : tipo</text:p>
      <text:p text:style-name="P12"><text:tab/><text:span text:style-name="T11">{</text:span></text:p>
      <text:p text:style-name="P13"><text:tab/>Declaración.id = id.lex</text:p>
      <text:p text:style-name="P9"><text:tab/>Declaración.tipo = tipo.lex</text:p>
      <text:p text:style-name="P9"><text:tab/>Declaración.error = (id=null v tipo =null)</text:p>
      <text:p text:style-name="P9"><text:tab/>}</text:p>
      <text:p text:style-name="P4">Declaraciones → </text:p>
      <text:p text:style-name="P4"><text:tab/>Declaracion </text:p>
      <text:p text:style-name="P4"><text:tab/><text:span text:style-name="T1">{</text:span></text:p>
      <text:p text:style-name="P5"><text:tab/><text:tab/>DeclaracionesFact.idh = Declaracion.id</text:p>
      <text:p text:style-name="P5"><text:tab/><text:tab/>DeclaracionesFact.tipoh = Declaracion.tipo</text:p>
      <text:p text:style-name="P5"><text:tab/><text:tab/>DeclaracionesFact.errorh = Declaracion.error</text:p>
      <text:p text:style-name="P5"><text:tab/>}</text:p>
      <text:p text:style-name="P4"><text:tab/>DeclaracionesFact</text:p>
      <text:p text:style-name="P5"><text:tab/>{</text:p>
      <text:p text:style-name="P5"><text:tab/><text:tab/>Declaraciones.ts = DeclaracionesFact.ts</text:p>
      <text:p text:style-name="P9"><text:tab/><text:tab/>Declaraciones.error = DeclaracionesFact.error</text:p>
      <text:p text:style-name="P9"><text:tab/><text:tab/>Declaraciones.numVars = DeclaracionesFact.numVars</text:p>
      <text:p text:style-name="P9"><text:tab/>}</text:p>
      <text:p text:style-name="P9"/>
      <text:p text:style-name="P4">DeclaracionesFact → λ</text:p>
      <text:p text:style-name="P5"><text:tab/>{</text:p>
      <text:p text:style-name="P5"><text:tab/>DeclaracionesFact.error = DeclaracionesFact.errorh</text:p>
      <text:p text:style-name="P5"><text:tab/>DeclaracionFact.ts = </text:p>
      <text:p text:style-name="P5"><text:tab/><text:tab/><text:tab/><text:tab/>añadeID(creaTS(),DeclaracionesFact.idh,&lt;tipo:DeclaracionesFact.tipoh, dir:0&gt;)</text:p>
      <text:p text:style-name="P5"><text:tab/>DeclaracionesFact.numVars = 1</text:p>
      <text:p text:style-name="P5"><text:tab/>}</text:p>
      <text:p text:style-name="P4">DeclaracionesFact → </text:p>
      <text:p text:style-name="P4"><text:tab/>; </text:p>
      <text:p text:style-name="P4"><text:tab/>Declaraciones</text:p>
      <text:p text:style-name="P4"><text:tab/><text:span text:style-name="T1">{</text:span></text:p>
      <text:p text:style-name="P9"><text:tab/>DeclaracionesFact.error = DeclaracionesFact.errorh v </text:p>
      <text:p text:style-name="P9"><text:tab/><text:tab/><text:tab/><text:tab/><text:tab/><text:tab/>Declaraciones.error v existe(Declaraciones.ts,DeclaracionFact.idh)</text:p>
      <text:p text:style-name="P5"><text:tab/>DeclaracionesFact.ts = </text:p>
      <text:p text:style-name="P5"><text:tab/><text:tab/><text:tab/>añadeID(Declaraciones.ts, DeclaracionesFact.idh,</text:p>
      <text:p text:style-name="P5"><text:soft-page-break/><text:tab/><text:tab/><text:tab/><text:tab/><text:tab/>&lt;tipo:DeclaracionesFact.tipoh, dir:Declaraciones.numVars&gt;)</text:p>
      <text:p text:style-name="P9"><text:tab/>DeclaracionesFact.numVars = Declaraciones.numVars + 1</text:p>
      <text:p text:style-name="P9"><text:tab/>}</text:p>
      <text:p text:style-name="P8"/>
      <text:p text:style-name="P6"/>
      <text:p text:style-name="P6"/>
      <text:p text:style-name="P6"/>
      <text:p text:style-name="P12">Instrucciones → </text:p>
      <text:p text:style-name="P13"><text:tab/>{</text:p>
      <text:p text:style-name="P13"><text:tab/>Instrucción.tsh = Instrucciones.tsh</text:p>
      <text:p text:style-name="P13"><text:tab/>InstruccionesFact.tsh = Instrucciones.tsh</text:p>
      <text:p text:style-name="P13"><text:tab/>}</text:p>
      <text:p text:style-name="P12"><text:tab/>Instrucción </text:p>
      <text:p text:style-name="P12"><text:tab/><text:span text:style-name="T1">{</text:span></text:p>
      <text:p text:style-name="P13"><text:tab/>InstruccionesFact.errorh = Instruccion.error</text:p>
      <text:p text:style-name="P7"><text:tab/><text:span text:style-name="T1">InstruccionesFact.codPh = Instrucción.codP</text:span></text:p>
      <text:p text:style-name="P13"><text:tab/>InstruccionesFact.codJh = Instrucción.codJ</text:p>
      <text:p text:style-name="P13"><text:tab/>}</text:p>
      <text:p text:style-name="P12"><text:tab/>InstruccionesFact</text:p>
      <text:p text:style-name="P13"><text:tab/>{</text:p>
      <text:p text:style-name="P13"><text:tab/>Instrucciones.error = InstruccionesFact.error</text:p>
      <text:p text:style-name="P6"><text:tab/>Instrucciones.codP = InstruccionesFact.codP</text:p>
      <text:p text:style-name="P13"><text:tab/>Instrucciones.codJ = InstruccionesFact.codJ</text:p>
      <text:p text:style-name="P13"><text:tab/>}</text:p>
      <text:p text:style-name="P13"/>
      <text:p text:style-name="P12">InstruccionesFact → λ</text:p>
      <text:p text:style-name="P13"><text:tab/>{</text:p>
      <text:p text:style-name="P13"><text:tab/>InstruccionesFact.error = InstruccionesFact.errorh</text:p>
      <text:p text:style-name="P7"><text:tab/><text:span text:style-name="T1">InstruccionesFact.codP = InstruccionesFact.codPh</text:span></text:p>
      <text:p text:style-name="P13"><text:tab/>InstruccionesFact.codJ = InstruccionesFact.codJh</text:p>
      <text:p text:style-name="P13"><text:tab/>}</text:p>
      <text:p text:style-name="P12">InstruccionesFact → </text:p>
      <text:p text:style-name="P12"><text:tab/>; </text:p>
      <text:p text:style-name="P12"><text:tab/><text:span text:style-name="T1">{Instrucciones.tsh = InstruccionesFact.tsh}</text:span></text:p>
      <text:p text:style-name="P12"><text:tab/>Instrucciones</text:p>
      <text:p text:style-name="P13"><text:tab/>{</text:p>
      <text:p text:style-name="P13"><text:tab/>InstruccionesFact.error = InstruccionesFact.errorh v Instrucciones.error</text:p>
      <text:p text:style-name="P11"><text:tab/>InstruccionesFact.codP = InstruccionesFact.codPh || Instrucciones.codP</text:p>
      <text:p text:style-name="P13"><text:tab/>InstruccionesFact.codJ = InstruccionesFact.codJh || Instrucciones.codJ</text:p>
      <text:p text:style-name="P13"><text:tab/>}</text:p>
      <text:p text:style-name="P12"/>
      <text:p text:style-name="P12"/>
      <text:p text:style-name="P12">Instrucción → </text:p>
      <text:p text:style-name="P13"><text:tab/>{InsLectura.tsh = Instrucción.tsh}</text:p>
      <text:p text:style-name="P12"><text:tab/>InsLectura</text:p>
      <text:p text:style-name="P12"><text:tab/><text:span text:style-name="T1">{</text:span></text:p>
      <text:p text:style-name="P12"><text:tab/><text:span text:style-name="T1">Instrucción.error = InsLectura.error</text:span></text:p>
      <text:p text:style-name="P11"><text:tab/>Instruccion.codP = InsLectura.codP</text:p>
      <text:p text:style-name="P13"><text:tab/>Instruccion.codJ = InsLectura.codJ</text:p>
      <text:p text:style-name="P13"><text:tab/>}</text:p>
      <text:p text:style-name="P12">Instrucción → </text:p>
      <text:p text:style-name="P12"><text:tab/><text:span text:style-name="T1">{InsEscritura.tsh = Instrucción.tsh}</text:span></text:p>
      <text:p text:style-name="P12"><text:tab/>InsEscritura</text:p>
      <text:p text:style-name="P12"><text:tab/><text:span text:style-name="T1">{</text:span></text:p>
      <text:p text:style-name="P13"><text:tab/>Instrucción.error = InsEscritura.error</text:p>
      <text:p text:style-name="P11"><text:tab/>Instrucción.codP = InsEscritura.codP</text:p>
      <text:p text:style-name="P13"><text:tab/>Instrucción.codJ = InsEscritura.codJ</text:p>
      <text:p text:style-name="P13"><text:soft-page-break/><text:tab/>}<text:tab/><text:span text:style-name="T3"><text:tab/></text:span></text:p>
      <text:p text:style-name="P8"/>
      <text:p text:style-name="P8"/>
      <text:p text:style-name="P8"/>
      <text:p text:style-name="P8"/>
      <text:p text:style-name="P8"/>
      <text:p text:style-name="P8"/>
      <text:p text:style-name="P12">Instrucción → </text:p>
      <text:p text:style-name="P13"><text:tab/>{InsAsignacion.tsh = Instrucción.tsh}</text:p>
      <text:p text:style-name="P12"><text:tab/>InsAsignacion</text:p>
      <text:p text:style-name="P13"><text:tab/>{</text:p>
      <text:p text:style-name="P13"><text:tab/>Instrucción.error = InsAsignacion.error</text:p>
      <text:p text:style-name="P11"><text:tab/>Instrucciones.codP = InsAsignación.codP</text:p>
      <text:p text:style-name="P13"><text:tab/>Instrucciones.codJ = InsAsignación.codJ</text:p>
      <text:p text:style-name="P13"><text:tab/>}</text:p>
      <text:p text:style-name="P11"/>
      <text:p text:style-name="P12">InsLectura → <text:s/><text:tab/>in(id)</text:p>
      <text:p text:style-name="P12"><text:tab/><text:span text:style-name="T1">{</text:span></text:p>
      <text:p text:style-name="P13"><text:tab/>InsLectura.error = NOT existeID(InsLectura.tsh,id.lex)</text:p>
      <text:p text:style-name="P13"><text:tab/>InsLectura.codP = in InsLectura.tsh[id.lex].dir</text:p>
      <text:p text:style-name="P13"><text:tab/>InsLectura.codJ = lectura dameNumTipo(InsLectura.tsh[id.lex].tipo)</text:p>
      <text:p text:style-name="P13"><text:tab/>}</text:p>
      <text:p text:style-name="P12"/>
      <text:p text:style-name="P12">InsEscritura → out(Expresión)</text:p>
      <text:p text:style-name="P12"><text:tab/><text:span text:style-name="T1">{</text:span><text:tab/></text:p>
      <text:p text:style-name="P13"><text:tab/>InsEscritura.error = (Expresión.tipo = error)</text:p>
      <text:p text:style-name="P12"><text:span text:style-name="T1"><text:tab/></text:span><text:span text:style-name="T1">InsEscritura.codP = Expresión.codP || out</text:span></text:p>
      <text:p text:style-name="P13"><text:tab/>InsEscritura.codJ = escritura dameNumTipo(InsEscritura.tsh[id.lex].tipo)</text:p>
      <text:p text:style-name="P13"><text:tab/>}</text:p>
      <text:p text:style-name="P13"/>
      <text:p text:style-name="P12">InsAsignación → </text:p>
      <text:p text:style-name="P12"><text:tab/>id <text:s/>:= </text:p>
      <text:p text:style-name="P13"><text:tab/>{Expresion.tsh = InsAsignación.tsh}</text:p>
      <text:p text:style-name="P12"><text:tab/>Expresión</text:p>
      <text:p text:style-name="P12"><text:tab/><text:span text:style-name="T1">{</text:span></text:p>
      <text:p text:style-name="P12"><text:tab/><text:span text:style-name="T1">InsAsignación.error = (NOT existeID(InsAsignación.tsh,id.lex)) v (Expresion.tipo = error) v</text:span></text:p>
      <text:p text:style-name="P13"><text:tab/><text:tab/><text:tab/> <text:s text:c="5"/>(id.tipo = float ᴧ (Expresión.tipo = character v Expresión.tipo = boolean)) v</text:p>
      <text:p text:style-name="P13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13"><text:tab/><text:tab/><text:tab/> <text:s text:c="7"/>(id.tipo = natural ᴧ Expresión.tipo =/= natural) <text:s/>v</text:p>
      <text:p text:style-name="P13"><text:tab/><text:tab/><text:tab/> <text:s text:c="7"/>(id.tipo = character ᴧ Expresión.tipo =/= character) <text:s/>v</text:p>
      <text:p text:style-name="P13"><text:tab/><text:tab/><text:tab/> <text:s text:c="7"/>(id.tipo = boolean ᴧ Expresión.tipo =/= boolean)<text:tab/><text:tab/><text:tab/></text:p>
      <text:p text:style-name="P11"><text:tab/>InsAsignación.codP = Expresión.codP || desapila-dir InsAsignación.tsh[id.lex].dir</text:p>
      <text:p text:style-name="P11"><text:tab/>InsAsignacion.codJ = </text:p>
      <text:p text:style-name="P11"><text:tab/><text:tab/>case (InstAsignacion.tsh[id.lex].tipo)</text:p>
      <text:p text:style-name="P11"><text:tab/><text:tab/><text:tab/>boolean:</text:p>
      <text:p text:style-name="P11"><text:tab/><text:tab/><text:tab/><text:tab/>Expresion.codJ || i2b || istore InstAsignación.tsh[id.lex].dir</text:p>
      <text:p text:style-name="P11"><text:tab/><text:tab/><text:tab/>character:</text:p>
      <text:p text:style-name="P11"><text:tab/><text:tab/><text:tab/><text:tab/>Expresion.codJ || i2c || istore InstAsignación.tsh[id.lex].dir</text:p>
      <text:p text:style-name="P11"><text:tab/><text:tab/><text:tab/>natural:</text:p>
      <text:p text:style-name="P11"><text:tab/><text:tab/><text:tab/>entero:</text:p>
      <text:p text:style-name="P11"><text:tab/><text:tab/><text:tab/><text:tab/>Expresion.codJ || istore InstAsignación.tsh[id.lex].dir</text:p>
      <text:p text:style-name="P11"><text:tab/><text:tab/><text:tab/>float:</text:p>
      <text:p text:style-name="P13"><text:tab/><text:tab/><text:tab/><text:tab/>Expresion.codJ || fstore InstAsignación.tsh[id.lex].dir<text:tab/><text:tab/></text:p>
      <text:p text:style-name="P8"/>
      <text:p text:style-name="P8"><text:tab/><text:span text:style-name="T1">}</text:span>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12">Expresión → </text:p>
      <text:p text:style-name="P12"><text:tab/><text:span text:style-name="T1">{</text:span></text:p>
      <text:p text:style-name="P13"><text:tab/>ExpresionNiv1.tsh = Expresion.tsh</text:p>
      <text:p text:style-name="P13"><text:tab/>ExpresionFact.tsh = Expresion.tsh</text:p>
      <text:p text:style-name="P13"><text:tab/>}</text:p>
      <text:p text:style-name="P12"><text:tab/>ExpresiónNiv1 </text:p>
      <text:p text:style-name="P12"><text:tab/><text:span text:style-name="T1">{</text:span></text:p>
      <text:p text:style-name="P13"><text:tab/>ExpresionFact.tipoh = ExpresionNiv1.tipo</text:p>
      <text:p text:style-name="P12"><text:tab/><text:span text:style-name="T1">ExpresiónFact.codPh = ExpresionNiv1.codP</text:span></text:p>
      <text:p text:style-name="P13"><text:tab/>ExpresiónFact.codJh = ExpresiónNiv1.codJ</text:p>
      <text:p text:style-name="P13"><text:tab/>}</text:p>
      <text:p text:style-name="P12"><text:tab/>ExpresiónFact</text:p>
      <text:p text:style-name="P13"><text:tab/>{</text:p>
      <text:p text:style-name="P13"><text:tab/>Expresion.tipo = ExpresionFact.tipo</text:p>
      <text:p text:style-name="P13"><text:tab/>Expresión.codP = ExpresiónFact.codP</text:p>
      <text:p text:style-name="P13"><text:tab/>Expresión.codJ = ExpresiónFact.codJ</text:p>
      <text:p text:style-name="P13"><text:tab/>}</text:p>
      <text:p text:style-name="P13"/>
      <text:p text:style-name="P12">ExpresiónFact → λ</text:p>
      <text:p text:style-name="P12"><text:tab/><text:span text:style-name="T1">{</text:span></text:p>
      <text:p text:style-name="P12"><text:tab/><text:span text:style-name="T1">ExpresionFact.tipo = ExpresionFact.tipoh</text:span></text:p>
      <text:p text:style-name="P12"><text:tab/><text:span text:style-name="T1">ExpresiónFact.codP = ExpresiónFact.codPh</text:span></text:p>
      <text:p text:style-name="P13"><text:tab/>ExpresiónFact.codJ = ExpresiónFact.codJh</text:p>
      <text:p text:style-name="P13"><text:tab/>}</text:p>
      <text:p text:style-name="P13"/>
      <text:p text:style-name="P12">ExpresiónFact → </text:p>
      <text:p text:style-name="P12"><text:tab/>OpNiv0 </text:p>
      <text:p text:style-name="P13"><text:tab/>{ExpresionNiv1.tsh = ExpresionFact.tsh}</text:p>
      <text:p text:style-name="P12"><text:tab/>ExpresiónNiv1</text:p>
      <text:p text:style-name="P12"><text:tab/><text:span text:style-name="T1">{</text:span></text:p>
      <text:p text:style-name="P13"><text:tab/>ExpresionFact.tipo = si (ExpresionFact.tipoh = error v ExpresionNiv1.tipo = error) v</text:p>
      <text:p text:style-name="P13"><text:tab/><text:tab/> <text:tab/> <text:s text:c="5"/>( ExpresionFact.tipoh = character ᴧ ExpresionNiv1.tipo =/= character) v</text:p>
      <text:p text:style-name="P13"><text:tab/><text:tab/><text:tab/> <text:s text:c="5"/>( ExpresionFact.tipoh =/= character ᴧ ExpresionNiv1.tipo = character)</text:p>
      <text:p text:style-name="P13"><text:tab/><text:tab/> <text:tab/> <text:s text:c="5"/>(ExpresionFact.tipoh = boolean ᴧ ExpresionNiv1.tipo =/= boolean) v</text:p>
      <text:p text:style-name="P13"><text:tab/><text:tab/><text:tab/> <text:s text:c="5"/>( ExpresionFact.tipoh =/= boolean ᴧ ExpresionNiv1.tipo = boolean))</text:p>
      <text:p text:style-name="P13"><text:tab/><text:tab/><text:tab/> <text:s text:c="13"/>error</text:p>
      <text:p text:style-name="P13"><text:tab/><text:tab/><text:tab/> <text:s/>sino <text:s/>boolean</text:p>
      <text:p text:style-name="P11"><text:tab/>ExpresiónFact.codP = </text:p>
      <text:p text:style-name="P11"><text:tab/><text:tab/>case (OpNiv0.op)</text:p>
      <text:p text:style-name="P11"><text:tab/><text:tab/><text:tab/>menor: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natural)</text:p>
      <text:p text:style-name="P11"><text:soft-page-break/><text:tab/><text:tab/><text:tab/><text:tab/><text:tab/><text:tab/> <text:s text:c="6"/>ExpresiónFact.codPh || ExpresiónNiv1.codP || CastInt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otro:</text:p>
      <text:p text:style-name="P11"><text:tab/><text:tab/><text:tab/><text:tab/><text:tab/><text:tab/>ExpresiónFact.codPh || ExpresiónNiv1.codP || menor</text:p>
      <text:p text:style-name="P11"><text:tab/><text:tab/><text:tab/>mayor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otro:</text:p>
      <text:p text:style-name="P11"><text:tab/><text:tab/><text:tab/><text:tab/><text:tab/><text:tab/>ExpresiónFact.codPh || ExpresiónNiv1.codP || <text:s/>mayor</text:p>
      <text:p text:style-name="P11"><text:tab/><text:tab/><text:tab/>men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otro:</text:p>
      <text:p text:style-name="P11"><text:soft-page-break/><text:tab/><text:tab/><text:tab/><text:tab/><text:tab/><text:tab/>ExpresiónFact.codPh || ExpresiónNiv1.codP || <text:s/>menorIg</text:p>
      <text:p text:style-name="P11"><text:tab/><text:tab/><text:tab/>may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otro:</text:p>
      <text:p text:style-name="P11"><text:tab/><text:tab/><text:tab/><text:tab/><text:tab/><text:tab/>ExpresiónFact.codPh || ExpresiónNiv1.codP || <text:s/>mayorIg</text:p>
      <text:p text:style-name="P11"><text:tab/><text:tab/><text:tab/>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igual</text:p>
      <text:p text:style-name="P11"><text:tab/><text:tab/><text:tab/>no-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no-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.codPh || CastFloat || ExpresiónNiv1.codP || no-igual</text:p>
      <text:p text:style-name="P11"><text:soft-page-break/><text:tab/><text:tab/><text:tab/><text:tab/><text:tab/><text:tab/>sino si (ExpresiónNiv1.tipo = natural)</text:p>
      <text:p text:style-name="P11"><text:tab/><text:tab/><text:tab/><text:tab/><text:tab/><text:tab/> <text:s text:c="5"/>ExpresiónFact.codPh || ExpresiónNiv1.codP || CastInt || no-igual</text:p>
      <text:p text:style-name="P11"><text:tab/><text:tab/><text:tab/><text:tab/><text:tab/><text:tab/>sino</text:p>
      <text:p text:style-name="P11"><text:tab/><text:tab/><text:tab/><text:tab/><text:tab/><text:tab/> <text:s text:c="5"/>ExpresiónFact.codPh || ExpresiónNiv1.codP || no-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.codPh || CastFloat || ExpresiónNiv1.codP || no-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5"/>ExpresiónFact.codPh || CastInt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5"/>ExpresiónFact.codPh || ExpresiónNiv1.codP || no-igual</text:p>
      <text:p text:style-name="P11"><text:tab/><text:tab/><text:tab/><text:tab/><text:tab/>otro:</text:p>
      <text:p text:style-name="P11"><text:tab/><text:tab/><text:tab/><text:tab/><text:tab/><text:tab/>ExpresiónFact.codPh || ExpresiónNiv1.codP || <text:s/>no-igual</text:p>
      <text:p text:style-name="P11"/>
      <text:p text:style-name="P11"><text:tab/>ExpresiónFact.codJ = </text:p>
      <text:p text:style-name="P11"><text:tab/><text:tab/>case (OpNiv0.op)</text:p>
      <text:p text:style-name="P11"><text:tab/><text:tab/><text:tab/>menor: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soft-page-break/><text:tab/><text:tab/><text:tab/><text:tab/><text:tab/><text:tab/>fcmpg || 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en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soft-page-break/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soft-page-break/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no-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soft-page-break/><text:tab/><text:tab/><text:tab/><text:tab/><text:tab/><text:tab/>if_icmp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}</text:p>
      <text:p text:style-name="P9"/>
      <text:p text:style-name="P12">ExpresiónNiv1 → </text:p>
      <text:p text:style-name="P12"><text:tab/><text:span text:style-name="T1">{</text:span></text:p>
      <text:p text:style-name="P13"><text:tab/>ExpresionNiv2.tsh = ExpresionNiv1.tsh</text:p>
      <text:p text:style-name="P13"><text:tab/>ExpresionNiv1Rec.tsh = ExpresionNiv1.tsh</text:p>
      <text:p text:style-name="P13"><text:tab/>}</text:p>
      <text:p text:style-name="P12"><text:tab/>ExpresiónNiv2 </text:p>
      <text:p text:style-name="P12"><text:tab/><text:span text:style-name="T1">{</text:span></text:p>
      <text:p text:style-name="P13"><text:tab/>ExpresionNiv1Rec.tipoh = ExpresiónNiv2.tipo</text:p>
      <text:p text:style-name="P13"><text:span text:style-name="T10"><text:tab/></text:span>ExpresiónNiv1Rec.codPh = ExpresiónNiv2.codP</text:p>
      <text:p text:style-name="P13"><text:tab/>ExpresiónNiv1Rec.codJh = ExpresiónNiv2.codJ</text:p>
      <text:p text:style-name="P13"><text:tab/>}</text:p>
      <text:p text:style-name="P12"><text:tab/>ExpresiónNiv1Rec</text:p>
      <text:p text:style-name="P12"><text:tab/><text:span text:style-name="T1">{</text:span><text:tab/></text:p>
      <text:p text:style-name="P13"><text:tab/>ExpresionNiv1.tipo = ExpresiónNiv2Rec.tipo</text:p>
      <text:p text:style-name="P13"><text:tab/>ExpresiónNiv1.codP = ExpresiónNiv1Rec.codP</text:p>
      <text:p text:style-name="P13"><text:tab/>ExpresiónNiv1.codJ = ExpresiónNiv1Rec.codJ</text:p>
      <text:p text:style-name="P13"><text:tab/>}</text:p>
      <text:p text:style-name="P13"/>
      <text:p text:style-name="P12">ExpresiónNiv1Rec → λ</text:p>
      <text:p text:style-name="P12"><text:tab/><text:span text:style-name="T1">{</text:span></text:p>
      <text:p text:style-name="P8"><text:tab/><text:span text:style-name="T1">ExpresionNiv1Rec.tipo = ExpresionNiv1Rec.tipoh</text:span></text:p>
      <text:p text:style-name="P12"><text:tab/><text:span text:style-name="T1">ExpresiónNiv1Rec.codP = ExpresiónNiv1Rec.codPh</text:span></text:p>
      <text:p text:style-name="P13"><text:tab/>ExpresiónNiv1Rec.codJ = ExpresiónNiv1Rec.codJh</text:p>
      <text:p text:style-name="P13"><text:tab/>}</text:p>
      <text:p text:style-name="P12">ExpresiónNiv1Rec → </text:p>
      <text:p text:style-name="P12"><text:tab/>OpNiv1 </text:p>
      <text:p text:style-name="P12"><text:tab/><text:span text:style-name="T1">{</text:span></text:p>
      <text:p text:style-name="P13"><text:tab/>ExpresionNiv2.tsh = ExpresionNiv1Rec0.tsh</text:p>
      <text:p text:style-name="P13"><text:tab/>}</text:p>
      <text:p text:style-name="P12"><text:tab/>ExpresiónNiv2 </text:p>
      <text:p text:style-name="P12"><text:tab/><text:span text:style-name="T1">{</text:span></text:p>
      <text:p text:style-name="P13"><text:tab/>ExpresionNiv1Rec<text:span text:style-name="T8">1</text:span>.tsh = ExpresionNiv1Rec<text:span text:style-name="T8">o</text:span>.tsh</text:p>
      <text:p text:style-name="P13"><text:tab/>ExpresionNiv1Rec<text:span text:style-name="T8">1</text:span>.tipoh = </text:p>
      <text:p text:style-name="P13"><text:tab/><text:tab/>si (ExpresionNiv1Rec<text:span text:style-name="T8">o</text:span>.tipoh = error v ExpresionNiv2.tipo = error v</text:p>
      <text:p text:style-name="P13"><text:tab/><text:tab/> <text:s text:c="4"/>ExpresionNiv1Rec<text:span text:style-name="T8">o</text:span>.tipoh = char v ExpresionNiv2.tipo = char v</text:p>
      <text:p text:style-name="P13"><text:tab/><text:tab/> <text:s text:c="4"/>(ExpresionNiv1Rec<text:span text:style-name="T8">o</text:span>.tipoh = boolean ᴧ ExpresionNiv2.tipo =/= boolean) v</text:p>
      <text:p text:style-name="P13"><text:tab/> <text:s text:c="18"/>(ExpresionNiv1Rec<text:span text:style-name="T8">o</text:span>.tipoh =/= boolean ᴧ ExpresionNiv2.tipo = boolean))</text:p>
      <text:p text:style-name="P13"><text:tab/><text:tab/><text:tab/>error</text:p>
      <text:p text:style-name="P13"><text:tab/><text:tab/>sino case (OpNiv1.op)</text:p>
      <text:p text:style-name="P13"><text:tab/><text:tab/><text:tab/>suma,resta: </text:p>
      <text:p text:style-name="P13"><text:tab/><text:tab/><text:tab/> <text:s text:c="8"/>si (ExpresionNiv1Rec<text:span text:style-name="T8">o</text:span>.tipoh=float v ExpresionNiv2.tipo = float)</text:p>
      <text:p text:style-name="P13"><text:tab/><text:tab/><text:tab/><text:tab/>float</text:p>
      <text:p text:style-name="P13"><text:tab/><text:tab/><text:tab/> <text:s text:c="8"/>sino si (ExpresionNiv1Rec<text:span text:style-name="T8">o</text:span>.tipoh =integer v ExpresionNiv2.tipo = integer)</text:p>
      <text:p text:style-name="P13"><text:tab/><text:tab/><text:tab/><text:tab/> integer</text:p>
      <text:p text:style-name="P13"><text:tab/><text:tab/><text:tab/> <text:s text:c="8"/>sino si (ExpresionNiv1Rec<text:span text:style-name="T8">o</text:span>.tipoh =natural ᴧ ExpresionNiv2.tipo = natural)</text:p>
      <text:p text:style-name="P13"><text:tab/><text:tab/><text:tab/><text:tab/> natural</text:p>
      <text:p text:style-name="P13"><text:tab/><text:tab/><text:tab/> <text:s text:c="16"/>sino error</text:p>
      <text:p text:style-name="P13"><text:tab/><text:tab/><text:tab/>o: <text:s/></text:p>
      <text:p text:style-name="P13"><text:tab/><text:tab/><text:tab/> <text:s text:c="8"/>si (ExpresionNiv1Rec<text:span text:style-name="T8">o</text:span>.tipoh = boolean ᴧ ExpresionNiv2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1"><text:soft-page-break/><text:tab/></text:p>
      <text:p text:style-name="P11"><text:tab/>ExpresiónNiv1Rec<text:span text:style-name="T9">1</text:span>.codPh = </text:p>
      <text:p text:style-name="P11"><text:tab/><text:tab/><text:tab/>case (OpNiv1.op)</text:p>
      <text:p text:style-name="P11"><text:tab/><text:tab/><text:tab/>suma:</text:p>
      <text:p text:style-name="P10"><text:tab/><text:tab/><text:tab/><text:tab/>case (ExpresiónNiv1Rec<text:span text:style-name="T9">o</text:span>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<text:span text:style-name="T9">o</text:span>.codPh || ExpresionNiv2.codP || sum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CastFloat || sum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<text:span text:style-name="T9">o</text:span>.codPh || CastFloat || ExpresionNiv2.codP || sum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<text:span text:style-name="T9">o</text:span>.codPh || ExpresionNiv2.codP || CastInt || sum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sum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<text:span text:style-name="T9">o</text:span>.codPh || CastFloat || ExpresionNiv2.codP || sum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<text:span text:style-name="T9">o</text:span>.codPh || CastInt || ExpresionNiv2.codP || <text:s/>sum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sumar</text:p>
      <text:p text:style-name="P11"><text:tab/><text:tab/><text:tab/>resta:</text:p>
      <text:p text:style-name="P10"><text:tab/><text:tab/><text:tab/><text:tab/>case (ExpresiónNiv1Rec<text:span text:style-name="T9">o</text:span>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<text:span text:style-name="T9">o</text:span>.codPh || ExpresionNiv2.codP || rest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CastFloat || rest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<text:span text:style-name="T9">o</text:span>.codPh || CastFloat || ExpresionNiv2.codP || rest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<text:span text:style-name="T9">o</text:span>.codPh || ExpresionNiv2.codP || CastInt || rest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rest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<text:span text:style-name="T9">o</text:span>.codPh || CastFloat || ExpresionNiv2.codP || rest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<text:span text:style-name="T9">o</text:span>.codPh || CastInt || ExpresionNiv2.codP || <text:s/>rest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restar</text:p>
      <text:p text:style-name="P11"><text:tab/><text:tab/><text:tab/>o:</text:p>
      <text:p text:style-name="P11"><text:tab/><text:tab/><text:tab/><text:tab/>ExpresiónNiv1Rec<text:span text:style-name="T9">o</text:span>.codPh || ExpresiónNiv2.codP || o<text:tab/><text:tab/></text:p>
      <text:p text:style-name="P11"/>
      <text:p text:style-name="P11"><text:tab/>ExpresiónNiv1Rec<text:span text:style-name="T9">1</text:span>.codJh =</text:p>
      <text:p text:style-name="P11"><text:tab/><text:tab/>case (OpNiv1.op)</text:p>
      <text:p text:style-name="P11"><text:tab/><text:tab/><text:tab/>suma:</text:p>
      <text:p text:style-name="P11"><text:tab/><text:tab/><text:tab/><text:tab/>si (ExpresiónNiv1Rec<text:span text:style-name="T9">o</text:span>.tipoh = float)</text:p>
      <text:p text:style-name="P11"><text:tab/><text:tab/><text:tab/><text:tab/><text:tab/>si(ExpresionNiv2.tipo = float)</text:p>
      <text:p text:style-name="P11"><text:tab/><text:tab/><text:tab/><text:tab/><text:tab/><text:tab/> ExpresiónNiv1Rec<text:span text:style-name="T9">o</text:span>.codJh || ExpresiónNiv2. codJ || fadd</text:p>
      <text:p text:style-name="P11"><text:tab/><text:tab/><text:tab/><text:tab/><text:tab/>sino</text:p>
      <text:p text:style-name="P11"><text:tab/><text:tab/><text:tab/><text:tab/><text:tab/><text:tab/> ExpresiónNiv1Rec<text:span text:style-name="T9">o</text:span>.codJh || ExpresiónNiv2. codJ || i2f || fadd</text:p>
      <text:p text:style-name="P11"><text:tab/><text:tab/><text:tab/><text:tab/>sino</text:p>
      <text:p text:style-name="P11"><text:soft-page-break/><text:tab/><text:tab/><text:tab/><text:tab/><text:tab/>si(ExpresionNiv2.tipo = float)</text:p>
      <text:p text:style-name="P11"><text:tab/><text:tab/><text:tab/><text:tab/><text:tab/><text:tab/> ExpresiónNiv1Rec<text:span text:style-name="T9">o</text:span>.codJh || i2f || ExpresiónNiv2. codJ || fadd</text:p>
      <text:p text:style-name="P11"><text:tab/><text:tab/><text:tab/><text:tab/><text:tab/>sino</text:p>
      <text:p text:style-name="P11"><text:tab/><text:tab/><text:tab/><text:tab/><text:tab/><text:tab/> ExpresiónNiv1Rec<text:span text:style-name="T9">o</text:span>.codJh || ExpresiónNiv2. codJ || iadd</text:p>
      <text:p text:style-name="P11"><text:tab/><text:tab/><text:tab/>resta:</text:p>
      <text:p text:style-name="P11"><text:tab/><text:tab/><text:tab/><text:tab/>si (ExpresiónNiv1Rec<text:span text:style-name="T9">o</text:span>.tipoh = float)</text:p>
      <text:p text:style-name="P11"><text:tab/><text:tab/><text:tab/><text:tab/><text:tab/>si(ExpresionNiv2.tipo = float)</text:p>
      <text:p text:style-name="P11"><text:tab/><text:tab/><text:tab/><text:tab/><text:tab/><text:tab/> ExpresiónNiv1Rec<text:span text:style-name="T9">o</text:span>.codJh || ExpresiónNiv2. codJ || fsub</text:p>
      <text:p text:style-name="P11"><text:tab/><text:tab/><text:tab/><text:tab/><text:tab/>sino</text:p>
      <text:p text:style-name="P11"><text:tab/><text:tab/><text:tab/><text:tab/><text:tab/><text:tab/> ExpresiónNiv1Rec<text:span text:style-name="T9">o</text:span>.codJh || ExpresiónNiv2. codJ || i2f || fsub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<text:span text:style-name="T9">o</text:span>.codJh || i2f || ExpresiónNiv2. codJ || fsub</text:p>
      <text:p text:style-name="P11"><text:tab/><text:tab/><text:tab/><text:tab/><text:tab/>sino</text:p>
      <text:p text:style-name="P11"><text:tab/><text:tab/><text:tab/><text:tab/><text:tab/><text:tab/> ExpresiónNiv1Rec<text:span text:style-name="T9">o</text:span>.codJh || ExpresiónNiv2. codJ || isub</text:p>
      <text:p text:style-name="P11"><text:tab/><text:tab/><text:tab/>o:</text:p>
      <text:p text:style-name="P11"><text:tab/><text:tab/><text:tab/><text:tab/>ExpresiónNiv1Rec<text:span text:style-name="T9">o</text:span>.codJh ||</text:p>
      <text:p text:style-name="P11"><text:tab/><text:tab/><text:tab/><text:tab/>ifne +7 ||</text:p>
      <text:p text:style-name="P11"><text:tab/><text:tab/><text:tab/><text:tab/>ExpresionNiv2.codJ ||</text:p>
      <text:p text:style-name="P11"><text:tab/><text:tab/><text:tab/><text:tab/>ifeq +7 ||</text:p>
      <text:p text:style-name="P11"><text:tab/><text:tab/><text:tab/><text:tab/>iconst_1 ||</text:p>
      <text:p text:style-name="P11"><text:tab/><text:tab/><text:tab/><text:tab/>goto +4 ||</text:p>
      <text:p text:style-name="P13"><text:tab/><text:tab/><text:tab/><text:tab/>iconst_0</text:p>
      <text:p text:style-name="P13"><text:tab/>}</text:p>
      <text:p text:style-name="P12"><text:tab/>ExpresiónNiv1Rec</text:p>
      <text:p text:style-name="P12"><text:tab/><text:span text:style-name="T1">{</text:span></text:p>
      <text:p text:style-name="P13"><text:tab/>ExpresionNivlRec<text:span text:style-name="T8">o</text:span>.tipo = ExpresionNiv1Rec<text:span text:style-name="T8">1</text:span>.tipo</text:p>
      <text:p text:style-name="P11"><text:span text:style-name="T1"><text:tab/></text:span>ExpresiónNiv1Rec<text:span text:style-name="T9">o</text:span>.codP = ExpresiónNiv1Rec<text:span text:style-name="T9">1</text:span>.codP</text:p>
      <text:p text:style-name="P9"><text:tab/>ExpresiónNiv1Rec<text:span text:style-name="T8">o</text:span>.codJ = ExpresiónNiv1Rec<text:span text:style-name="T8">1</text:span>.codJ</text:p>
      <text:p text:style-name="P9"><text:tab/>}</text:p>
      <text:p text:style-name="P9"/>
      <text:p text:style-name="P9"/>
      <text:p text:style-name="P12">ExpresiónNiv2 → </text:p>
      <text:p text:style-name="P12"><text:tab/><text:span text:style-name="T1">{</text:span></text:p>
      <text:p text:style-name="P13"><text:tab/>ExpresionNiv3.tsh = ExpresionNiv2.tsh</text:p>
      <text:p text:style-name="P13"><text:tab/>ExpresionNiv2Rec.tsh = ExpresionNiv2.tsh</text:p>
      <text:p text:style-name="P13"><text:tab/>}</text:p>
      <text:p text:style-name="P12"><text:tab/>ExpresiónNiv3 </text:p>
      <text:p text:style-name="P12"><text:tab/><text:span text:style-name="T1">{</text:span></text:p>
      <text:p text:style-name="P13"><text:tab/>ExpresionNiv2Rec.tipoh = ExpresiónNiv3.tipo</text:p>
      <text:p text:style-name="P13"><text:tab/>ExpresiónNiv2Rec.codPh = ExpresiónNiv3.codP</text:p>
      <text:p text:style-name="P13"><text:tab/>ExpresiónNiv2Rec.codJh = ExpresiónNiv3.codJ</text:p>
      <text:p text:style-name="P13"><text:tab/>}</text:p>
      <text:p text:style-name="P12"><text:tab/>ExpresiónNiv2Rec</text:p>
      <text:p text:style-name="P12"><text:tab/><text:span text:style-name="T1">{</text:span></text:p>
      <text:p text:style-name="P13"><text:tab/>ExpresionNiv2.tipo = ExpresiónNiv2Rec.tipo</text:p>
      <text:p text:style-name="P13"><text:tab/>ExpresiónNiv2.codP = ExpresiónNiv2Rec.codP</text:p>
      <text:p text:style-name="P13"><text:tab/>ExpresiónNiv2.codJ = ExpresiónNiv2Rec.codJ</text:p>
      <text:p text:style-name="P13"><text:tab/>}</text:p>
      <text:p text:style-name="P13"/>
      <text:p text:style-name="P12">ExpresiónNiv2Rec → λ</text:p>
      <text:p text:style-name="P12"><text:tab/><text:span text:style-name="T1">{</text:span></text:p>
      <text:p text:style-name="P9"><text:tab/>ExpresionNiv2Rec.tipo = ExpresionNiv2Rec.tipoh</text:p>
      <text:p text:style-name="P12"><text:tab/><text:span text:style-name="T1">ExpresiónNiv2Rec.codP = ExpresiónNiv2Rec.codPh</text:span></text:p>
      <text:p text:style-name="P13"><text:tab/>ExpresiónNiv2Rec.codJ = ExpresiónNiv2Rec.codJh</text:p>
      <text:p text:style-name="P13"><text:tab/>}</text:p>
      <text:p text:style-name="P12"/>
      <text:p text:style-name="P12"><text:soft-page-break/>ExpresiónNiv2Rec → </text:p>
      <text:p text:style-name="P12"><text:tab/>OpNiv2 </text:p>
      <text:p text:style-name="P12"><text:tab/><text:span text:style-name="T1">{</text:span></text:p>
      <text:p text:style-name="P13"><text:tab/>ExpresionNiv3.tsh = ExpresionNiv2Rec<text:span text:style-name="T8">o</text:span>.tsh</text:p>
      <text:p text:style-name="P13"><text:tab/>}</text:p>
      <text:p text:style-name="P12"><text:tab/>ExpresiónNiv3 </text:p>
      <text:p text:style-name="P12"><text:tab/><text:span text:style-name="T1">{</text:span></text:p>
      <text:p text:style-name="P13"><text:tab/>ExpresionNiv2Rec<text:span text:style-name="T5">1</text:span>.tsh = ExpresionNiv2Rec<text:span text:style-name="T8">o</text:span>.tsh</text:p>
      <text:p text:style-name="P13"><text:tab/>ExpresionNiv2Rec<text:span text:style-name="T5">1</text:span>.tipoh = </text:p>
      <text:p text:style-name="P13"><text:tab/><text:tab/>si (ExpresionNiv2Rec<text:span text:style-name="T8">o</text:span>.tipoh = error v ExpresionNiv3.tipo = error v</text:p>
      <text:p text:style-name="P13"><text:s text:c="33"/>ExpresionNiv2Rec<text:span text:style-name="T8">o</text:span>.tipoh = character v ExpresionNiv3.tipo = character v</text:p>
      <text:p text:style-name="P13"><text:tab/><text:tab/> <text:s text:c="3"/>(ExpresionNiv2Rec<text:span text:style-name="T8">o</text:span>.tipoh = boolean ᴧ ExpresionNiv3.tipo =/= boolean v</text:p>
      <text:p text:style-name="P13"><text:tab/><text:tab/> <text:s text:c="3"/>(ExpresionNiv2Rec<text:span text:style-name="T8">o</text:span>.tipoh =/= boolean ᴧ ExpresionNiv3.tipo = boolean))</text:p>
      <text:p text:style-name="P13"><text:tab/><text:tab/> <text:s text:c="9"/>error</text:p>
      <text:p text:style-name="P13"><text:tab/><text:tab/>sino case (OpNiv2.op)</text:p>
      <text:p text:style-name="P13"><text:tab/><text:tab/><text:tab/>multiplica,divide: </text:p>
      <text:p text:style-name="P13"><text:tab/><text:tab/><text:tab/> <text:s text:c="8"/>si (ExpresionNiv2Rec<text:span text:style-name="T8">o</text:span>.tipoh=float v ExpresionNiv3.tipo = float)</text:p>
      <text:p text:style-name="P13"><text:tab/><text:tab/><text:tab/><text:tab/> <text:s text:c="3"/>float</text:p>
      <text:p text:style-name="P13"><text:tab/><text:tab/><text:tab/> <text:s text:c="8"/>sino si (ExpresionNiv2Rec<text:span text:style-name="T8">o</text:span>.tipoh =integer v ExpresionNiv3.tipo = integer)</text:p>
      <text:p text:style-name="P13"><text:tab/><text:tab/><text:tab/><text:tab/><text:tab/>integer</text:p>
      <text:p text:style-name="P13"><text:tab/><text:tab/><text:tab/> <text:s text:c="8"/>sino si (ExpresionNiv2Rec<text:span text:style-name="T8">o</text:span>.tipoh =natural ᴧ ExpresionNiv3.tipo=natural)</text:p>
      <text:p text:style-name="P13"><text:tab/><text:tab/><text:tab/><text:tab/> <text:s/>natural</text:p>
      <text:p text:style-name="P13"><text:tab/><text:tab/><text:tab/> <text:s text:c="6"/>sino error</text:p>
      <text:p text:style-name="P13"><text:tab/><text:tab/><text:tab/>modulo:</text:p>
      <text:p text:style-name="P13"><text:tab/><text:tab/><text:tab/> <text:s text:c="8"/>si (ExpresionNiv3.tipo = natural ᴧ</text:p>
      <text:p text:style-name="P13"><text:tab/><text:tab/><text:tab/><text:tab/>(ExpresionNiv2Rec<text:span text:style-name="T8">o</text:span>.tipoh=natural v ExpresionNiv2Rec<text:span text:style-name="T8">o</text:span>.tipoh=integer))<text:tab/></text:p>
      <text:p text:style-name="P13"><text:tab/><text:tab/><text:tab/><text:tab/> <text:s text:c="5"/>ExpresionNiv2Rec<text:span text:style-name="T8">o</text:span>.tipoh</text:p>
      <text:p text:style-name="P13"><text:tab/><text:tab/><text:tab/> <text:s text:c="8"/>sino <text:s text:c="4"/>error</text:p>
      <text:p text:style-name="P13"><text:tab/><text:tab/><text:tab/>y: <text:s/></text:p>
      <text:p text:style-name="P13"><text:tab/><text:tab/><text:tab/> <text:s text:c="8"/>si (ExpresionNiv2Rec<text:span text:style-name="T8">o</text:span>.tipoh = boolean ᴧ ExpresionNiv3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3"><text:tab/></text:p>
      <text:p text:style-name="P9"><text:tab/>ExpresiónNiv2Rec<text:span text:style-name="T8">1</text:span>.codPh = </text:p>
      <text:p text:style-name="P10"><text:tab/><text:tab/>case(OpNiv2.op)</text:p>
      <text:p text:style-name="P10"><text:tab/><text:tab/><text:tab/>Multiplica:</text:p>
      <text:p text:style-name="P10"><text:tab/><text:tab/><text:tab/><text:tab/>case (ExpresiónNiv2Rec<text:span text:style-name="T9">o</text:span>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<text:span text:style-name="T9">o</text:span>.codPh || ExpresiónNiv3.codP || Mul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CastFloat || Mul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<text:span text:style-name="T9">o</text:span>.codPh || CastFloat || ExpresiónNiv3.codP || Mul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<text:span text:style-name="T9">o</text:span>.codPh || ExpresiónNiv3.codP || CastInt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<text:span text:style-name="T9">o</text:span>.codPh || CastFloat || ExpresiónNiv3.codP || Mul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<text:span text:style-name="T9">o</text:span>.codPh || CastInt || ExpresiónNiv3.codP || <text:s/>Mul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Mul</text:p>
      <text:p text:style-name="P10"><text:tab/><text:tab/><text:tab/>Divide:</text:p>
      <text:p text:style-name="P10"><text:soft-page-break/><text:tab/><text:tab/><text:tab/><text:tab/>case (ExpresiónNiv2Rec<text:span text:style-name="T9">o</text:span>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<text:span text:style-name="T9">o</text:span>.codPh || ExpresiónNiv3.codP || Div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CastFloat || Div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<text:span text:style-name="T9">o</text:span>.codPh || CastFloat || ExpresiónNiv3.codP || Div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<text:span text:style-name="T9">o</text:span>.codPh || ExpresiónNiv3.codP || CastInt || Div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Div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<text:span text:style-name="T9">o</text:span>.codPh || CastFloat || ExpresiónNiv3.codP || Div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<text:span text:style-name="T9">o</text:span>.codPh || CastInt || ExpresiónNiv3.codP || <text:s/>Div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Div</text:p>
      <text:p text:style-name="P10"><text:tab/><text:tab/><text:tab/>Modulo:</text:p>
      <text:p text:style-name="P10"><text:tab/><text:tab/><text:tab/><text:tab/>ExpresiónNiv2Rec<text:span text:style-name="T9">o</text:span>.codPh || ExpresiónNiv3.codP || Mod</text:p>
      <text:p text:style-name="P10"><text:tab/><text:tab/><text:tab/>y:</text:p>
      <text:p text:style-name="P10"><text:tab/><text:tab/><text:tab/><text:tab/>ExpresiónNiv2Rec<text:span text:style-name="T9">o</text:span>.codPh || ExpresiónNiv3.codP || Y</text:p>
      <text:p text:style-name="P10"/>
      <text:p text:style-name="P10"><text:tab/>ExpresiónNiv2Rec<text:span text:style-name="T9">1</text:span>.codJh = </text:p>
      <text:p text:style-name="P10"><text:tab/><text:tab/>case(OpNiv2.op)</text:p>
      <text:p text:style-name="P10"><text:tab/><text:tab/><text:tab/>Multiplica:</text:p>
      <text:p text:style-name="P10"><text:tab/><text:tab/><text:tab/><text:tab/>si(ExpresiónNiv2Rec<text:span text:style-name="T9">o</text:span>.tipoh = float)</text:p>
      <text:p text:style-name="P10"><text:tab/><text:tab/><text:tab/><text:tab/><text:tab/>si(ExpresionNiv3.tipo = float)</text:p>
      <text:p text:style-name="P10"><text:tab/><text:tab/><text:tab/><text:tab/><text:tab/><text:tab/>ExpresiónNiv2Rec<text:span text:style-name="T9">o</text:span>.codJh || ExpresionNiv3.codJ || fmul</text:p>
      <text:p text:style-name="P10"><text:tab/><text:tab/><text:tab/><text:tab/><text:tab/>sino</text:p>
      <text:p text:style-name="P10"><text:tab/><text:tab/><text:tab/><text:tab/><text:tab/><text:tab/>ExpresiónNiv2Rec<text:span text:style-name="T9">o</text:span>.codJh || ExpresionNiv3.codJ || i2f || fmul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<text:span text:style-name="T9">o</text:span>.codJh || i2f || ExpresionNiv3.codJ|| fmul</text:p>
      <text:p text:style-name="P10"><text:tab/><text:tab/><text:tab/><text:tab/><text:tab/>sino</text:p>
      <text:p text:style-name="P10"><text:tab/><text:tab/><text:tab/><text:tab/><text:tab/><text:tab/>ExpresiónNiv2Rec<text:span text:style-name="T9">o</text:span>.codJh || ExpresionNiv3.codJ|| imul</text:p>
      <text:p text:style-name="P10"><text:tab/><text:tab/><text:tab/>Divide:</text:p>
      <text:p text:style-name="P10"><text:tab/><text:tab/><text:tab/><text:tab/>si(ExpresiónNiv2Rec<text:span text:style-name="T9">o</text:span>.tipoh = float)</text:p>
      <text:p text:style-name="P10"><text:tab/><text:tab/><text:tab/><text:tab/><text:tab/>si(ExpresionNiv3.tipo = float)</text:p>
      <text:p text:style-name="P10"><text:tab/><text:tab/><text:tab/><text:tab/><text:tab/><text:tab/>ExpresiónNiv2Rec<text:span text:style-name="T9">o</text:span>.codJh || ExpresionNiv3.codJ || fdiv</text:p>
      <text:p text:style-name="P10"><text:tab/><text:tab/><text:tab/><text:tab/><text:tab/>sino</text:p>
      <text:p text:style-name="P10"><text:tab/><text:tab/><text:tab/><text:tab/><text:tab/><text:tab/>ExpresiónNiv2Rec<text:span text:style-name="T9">o</text:span>.codJh || ExpresionNiv3.codJ || i2f || fdiv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<text:span text:style-name="T9">o</text:span>.codJh || i2f || ExpresionNiv3.codJ|| fdiv</text:p>
      <text:p text:style-name="P10"><text:tab/><text:tab/><text:tab/><text:tab/><text:tab/>sino</text:p>
      <text:p text:style-name="P10"><text:tab/><text:tab/><text:tab/><text:tab/><text:tab/><text:tab/>ExpresiónNiv2Rec<text:span text:style-name="T9">o</text:span>.codJh || ExpresionNiv3.codJ|| idiv</text:p>
      <text:p text:style-name="P10"><text:tab/><text:tab/><text:tab/>Modulo:</text:p>
      <text:p text:style-name="P10"><text:tab/><text:tab/><text:tab/><text:tab/>ExpresiónNiv2Rec<text:span text:style-name="T9">o</text:span>.codJh || ExpresiónNiv3.codJ || imod</text:p>
      <text:p text:style-name="P10"><text:tab/><text:tab/><text:tab/>y:</text:p>
      <text:p text:style-name="P10"><text:tab/><text:tab/><text:tab/><text:tab/>ExpresiónNiv2Rec<text:span text:style-name="T9">o</text:span>.codJh ||</text:p>
      <text:p text:style-name="P10"><text:tab/><text:tab/><text:tab/><text:tab/>ifeq +11 ||</text:p>
      <text:p text:style-name="P10"><text:tab/><text:tab/><text:tab/><text:tab/>ExpresiónNiv3.codJ ||</text:p>
      <text:p text:style-name="P10"><text:tab/><text:tab/><text:tab/><text:tab/>ifeq +7 ||</text:p>
      <text:p text:style-name="P10"><text:tab/><text:tab/><text:tab/><text:tab/>iconst_1 ||</text:p>
      <text:p text:style-name="P10"><text:soft-page-break/><text:tab/><text:tab/><text:tab/><text:tab/>goto +4 ||</text:p>
      <text:p text:style-name="P9"><text:tab/><text:tab/><text:tab/><text:tab/>iconst_0</text:p>
      <text:p text:style-name="P13"><text:tab/>}</text:p>
      <text:p text:style-name="P12"><text:tab/>ExpresiónNiv2Rec</text:p>
      <text:p text:style-name="P13"><text:tab/>{</text:p>
      <text:p text:style-name="P13"><text:tab/>ExpresionNiv2Rec<text:span text:style-name="T8">o</text:span>.tipo = ExpresionNiv2Rec<text:span text:style-name="T5">1</text:span>.tipo</text:p>
      <text:p text:style-name="P10"><text:tab/>ExpresiónNiv2Rec<text:span text:style-name="T9">o</text:span>.codP = ExpresiónNiv2Rec<text:span text:style-name="T9">1</text:span>.codP</text:p>
      <text:p text:style-name="P9"><text:tab/>ExpresiónNiv2Rec<text:span text:style-name="T8">o</text:span>.codJ = ExpresiónNiv2Rec<text:span text:style-name="T8">1</text:span>.codJ</text:p>
      <text:p text:style-name="P9"><text:tab/>}</text:p>
      <text:p text:style-name="P9"/>
      <text:p text:style-name="P9"/>
      <text:p text:style-name="P8">ExpresiónNiv3 → </text:p>
      <text:p text:style-name="P8"><text:tab/><text:span text:style-name="T1">{</text:span></text:p>
      <text:p text:style-name="P9"><text:tab/>ExpresiónNiv4.tsh = ExpresiónNiv3.tsh</text:p>
      <text:p text:style-name="P9"><text:tab/>ExpresiónNiv3Fact.tsh = ExpresiónNiv3.tsh</text:p>
      <text:p text:style-name="P9"><text:tab/>}</text:p>
      <text:p text:style-name="P8"><text:tab/>ExpresiónNiv4 </text:p>
      <text:p text:style-name="P8"><text:tab/><text:span text:style-name="T1">{</text:span></text:p>
      <text:p text:style-name="P9"><text:tab/>ExpresionNiv3Fact.tipoh = ExpresiónNiv4.tipo</text:p>
      <text:p text:style-name="P9"><text:tab/>ExpresiónNiv3Fact.codPh = ExpresiónNiv4.codP</text:p>
      <text:p text:style-name="P9"><text:tab/>ExpresiónNiv3Fact.codJh = ExpresiónNiv4.codJ</text:p>
      <text:p text:style-name="P9"><text:tab/>}</text:p>
      <text:p text:style-name="P8"><text:tab/>ExpresiónNiv3Fact</text:p>
      <text:p text:style-name="P13"><text:tab/>{</text:p>
      <text:p text:style-name="P9"><text:tab/>ExpresionNiv3.tipo = ExpresionNiv3Fact.tipo</text:p>
      <text:p text:style-name="P9"><text:tab/>ExpresiónNiv3.codP = ExpresiónNiv3Fact.codP</text:p>
      <text:p text:style-name="P9"><text:tab/>ExpresiónNiv3.codJ = ExpresiónNiv3Fact.codJ</text:p>
      <text:p text:style-name="P8"><text:tab/><text:span text:style-name="T1">}</text:span></text:p>
      <text:p text:style-name="P8">ExpresiónNiv3Fact → λ</text:p>
      <text:p text:style-name="P8"><text:tab/><text:span text:style-name="T1">{</text:span></text:p>
      <text:p text:style-name="P8"><text:tab/><text:span text:style-name="T1">ExpresionNiv3Fact.tipo = ExpresionNiv3Fact.tipoh</text:span></text:p>
      <text:p text:style-name="P9"><text:tab/>ExpresiónNiv3Fact.codP = ExpresiónNiv3Fact.codPh</text:p>
      <text:p text:style-name="P9"><text:tab/>ExpresiónNiv3Fact.codJ = ExpresiónNiv3Fact.codJh</text:p>
      <text:p text:style-name="P9"><text:tab/>}</text:p>
      <text:p text:style-name="P8"/>
      <text:p text:style-name="P8">ExpresiónNiv3Fact → </text:p>
      <text:p text:style-name="P8"><text:tab/>OpNiv3 </text:p>
      <text:p text:style-name="P8"><text:tab/><text:span text:style-name="T1">{</text:span></text:p>
      <text:p text:style-name="P9"><text:tab/>ExpresiónNiv3.tsh = ExpresiónNiv3Fact.tsh</text:p>
      <text:p text:style-name="P9"><text:tab/>}</text:p>
      <text:p text:style-name="P8"><text:tab/>ExpresiónNiv3</text:p>
      <text:p text:style-name="P8"><text:tab/><text:span text:style-name="T1">{</text:span></text:p>
      <text:p text:style-name="P12"><text:tab/><text:span text:style-name="T1">ExpresionNiv3Fact.tipo = </text:span></text:p>
      <text:p text:style-name="P13"><text:tab/><text:tab/>si (ExpresionNiv3Fact.tipoh = error v ExpresionNiv3.tipo = error v</text:p>
      <text:p text:style-name="P13"><text:s text:c="33"/>ExpresionNiv3Fact.tipoh =/= natural v ExpresionNiv3.tipo =/= natural)</text:p>
      <text:p text:style-name="P13"><text:tab/><text:tab/> <text:s text:c="6"/>error</text:p>
      <text:p text:style-name="P9"><text:tab/><text:tab/>sino natural</text:p>
      <text:p text:style-name="P8"/>
      <text:p text:style-name="P10"><text:tab/>ExpresiónNiv3Fact.codP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2">ExpresiónNiv3Fact.codPh || ExpresiónNiv3.codP || shl</text:span></text:p>
      <text:p text:style-name="P11"><text:tab/><text:tab/><text:tab/>shr:</text:p>
      <text:p text:style-name="P11"><text:tab/><text:tab/><text:tab/><text:tab/><text:span text:style-name="T2">ExpresiónNiv3Fact.codPh || ExpresiónNiv3.codP || shr</text:span></text:p>
      <text:p text:style-name="P10"/>
      <text:p text:style-name="P10"><text:tab/>ExpresiónNiv3Fact.codJ = </text:p>
      <text:p text:style-name="P11"><text:tab/><text:tab/>case (OpNiv3.op)</text:p>
      <text:p text:style-name="P11"><text:soft-page-break/><text:tab/><text:tab/><text:tab/>shl:</text:p>
      <text:p text:style-name="P11"><text:tab/><text:tab/><text:tab/><text:tab/><text:span text:style-name="T2">ExpresiónNiv3Fact.codJh || ExpresiónNiv3.codJ|| ishl</text:span></text:p>
      <text:p text:style-name="P11"><text:tab/><text:tab/><text:tab/>shr:</text:p>
      <text:p text:style-name="P9"><text:tab/><text:tab/><text:tab/><text:tab/>ExpresiónNiv3Fact.codJh || ExpresiónNiv3.codJ || ishr</text:p>
      <text:p text:style-name="P9"><text:tab/>}</text:p>
      <text:p text:style-name="P9"/>
      <text:p text:style-name="P12">ExpresiónNiv4 → </text:p>
      <text:p text:style-name="P12"><text:tab/>OpNiv4 </text:p>
      <text:p text:style-name="P13"><text:tab/>{ExpresionNiv4<text:span text:style-name="T6">1</text:span>.tsh = ExpresionNiv4<text:span text:style-name="T6">o</text:span>.tsh}</text:p>
      <text:p text:style-name="P12"><text:tab/>ExpresiónNiv4</text:p>
      <text:p text:style-name="P12"><text:tab/><text:span text:style-name="T1">{</text:span></text:p>
      <text:p text:style-name="P12"><text:tab/><text:span text:style-name="T1">ExpresionNiv4</text:span><text:span text:style-name="T7">o</text:span><text:span text:style-name="T1">.tipo = </text:span></text:p>
      <text:p text:style-name="P13"><text:tab/><text:tab/>si (ExpresionNiv4<text:span text:style-name="T6">1</text:span>.tipo = error)</text:p>
      <text:p text:style-name="P13"><text:tab/><text:tab/> <text:s text:c="9"/>error</text:p>
      <text:p text:style-name="P13"><text:tab/><text:tab/>sino case (OpNiv4.op)</text:p>
      <text:p text:style-name="P13"><text:tab/><text:tab/><text:tab/>no: </text:p>
      <text:p text:style-name="P13"><text:tab/><text:tab/><text:tab/> <text:s text:c="8"/>si (ExpresionNiv4<text:span text:style-name="T6">1</text:span>.tipo=boolean)</text:p>
      <text:p text:style-name="P13"><text:tab/><text:tab/><text:tab/><text:tab/> <text:s text:c="3"/>boolean</text:p>
      <text:p text:style-name="P13"><text:tab/><text:tab/><text:tab/> <text:s text:c="8"/>sino <text:s text:c="2"/>error</text:p>
      <text:p text:style-name="P13"><text:tab/><text:tab/><text:tab/>menos:</text:p>
      <text:p text:style-name="P13"><text:tab/><text:tab/><text:tab/> <text:s text:c="8"/>si (ExpresionNiv4<text:span text:style-name="T6">1</text:span>.tipo=float)</text:p>
      <text:p text:style-name="P13"><text:tab/><text:tab/><text:tab/><text:tab/> <text:s text:c="3"/>float</text:p>
      <text:p text:style-name="P13"><text:tab/><text:tab/><text:tab/> <text:s text:c="8"/>sino si (ExpresionNiv4<text:span text:style-name="T6">1</text:span>.tipo=integer v ExpresionNiv4<text:span text:style-name="T6">1</text:span>.tipo = natural)</text:p>
      <text:p text:style-name="P13"><text:tab/><text:tab/><text:tab/><text:tab/><text:tab/>integer</text:p>
      <text:p text:style-name="P13"><text:tab/><text:tab/><text:tab/><text:tab/> <text:s text:c="2"/>sino error</text:p>
      <text:p text:style-name="P13"><text:tab/><text:tab/><text:tab/>cast-float:</text:p>
      <text:p text:style-name="P13"><text:tab/><text:tab/><text:tab/> <text:s text:c="8"/>si (ExpresionNiv4<text:span text:style-name="T6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int:</text:p>
      <text:p text:style-name="P13"><text:tab/><text:tab/><text:tab/> <text:s text:c="8"/>si (ExpresionNiv4<text:span text:style-name="T6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nat:</text:p>
      <text:p text:style-name="P13"><text:tab/><text:tab/> <text:s text:c="2"/><text:tab/> <text:s text:c="8"/>si (ExpresionNiv4<text:span text:style-name="T6">1</text:span>.tipo=natural v ExpresionNiv4<text:span text:style-name="T6">1</text:span>.tipo=character)</text:p>
      <text:p text:style-name="P13"><text:tab/><text:tab/><text:tab/><text:tab/> <text:s text:c="2"/>natural</text:p>
      <text:p text:style-name="P13"><text:tab/><text:tab/><text:tab/> <text:s text:c="8"/>sino error</text:p>
      <text:p text:style-name="P13"><text:tab/><text:tab/><text:tab/>cast-char:</text:p>
      <text:p text:style-name="P13"><text:tab/><text:tab/><text:tab/> <text:s text:c="8"/>si (ExpresionNiv4<text:span text:style-name="T6">1</text:span>.tipo=natural v ExpresionNiv4<text:span text:style-name="T6">1</text:span>.tipo=character)</text:p>
      <text:p text:style-name="P13"><text:tab/><text:tab/><text:tab/><text:tab/> <text:s text:c="2"/>character</text:p>
      <text:p text:style-name="P13"><text:tab/><text:tab/><text:tab/> <text:s text:c="8"/>sino error</text:p>
      <text:p text:style-name="P13"/>
      <text:p text:style-name="P12"/>
      <text:p text:style-name="P10"><text:tab/>ExpresiónNiv4<text:span text:style-name="T7">o</text:span>.codP = </text:p>
      <text:p text:style-name="P10"><text:tab/><text:tab/>case (OpNiv4.op)</text:p>
      <text:p text:style-name="P10"><text:tab/><text:tab/><text:tab/>no:</text:p>
      <text:p text:style-name="P10"><text:tab/><text:tab/><text:tab/><text:tab/>ExpresiónNiv4<text:span text:style-name="T7">1</text:span>.codP || no</text:p>
      <text:p text:style-name="P10"><text:tab/><text:tab/><text:tab/>negativo:</text:p>
      <text:p text:style-name="P10"><text:tab/><text:tab/><text:tab/><text:tab/>ExpresiónNiv4<text:span text:style-name="T7">1</text:span>.codP || negativo</text:p>
      <text:p text:style-name="P10"><text:tab/><text:tab/><text:tab/>cast-float:</text:p>
      <text:p text:style-name="P10"><text:tab/><text:tab/><text:tab/><text:tab/>ExpresiónNiv4<text:span text:style-name="T7">1</text:span>.codP || CastFloat</text:p>
      <text:p text:style-name="P10"><text:tab/><text:tab/><text:tab/>cast-int:</text:p>
      <text:p text:style-name="P10"><text:tab/><text:tab/><text:tab/><text:tab/>ExpresiónNiv4<text:span text:style-name="T7">1</text:span>.codP || CastInt</text:p>
      <text:p text:style-name="P10"><text:tab/><text:tab/><text:tab/>cast-nat:</text:p>
      <text:p text:style-name="P10"><text:tab/><text:tab/><text:tab/><text:tab/>ExpresiónNiv4<text:span text:style-name="T7">1.</text:span>codP || CastNat</text:p>
      <text:p text:style-name="P10"><text:tab/><text:tab/><text:tab/>cast-char:</text:p>
      <text:p text:style-name="P10"><text:tab/><text:tab/><text:tab/><text:tab/>ExpresiónNiv4<text:span text:style-name="T7">1</text:span>.codP || CastChar</text:p>
      <text:p text:style-name="P10"><text:soft-page-break/><text:tab/></text:p>
      <text:p text:style-name="P10"><text:tab/>ExpresiónNiv4<text:span text:style-name="T7">o</text:span>.codJ = </text:p>
      <text:p text:style-name="P10"><text:tab/><text:tab/>case (OpNiv4.op)</text:p>
      <text:p text:style-name="P10"><text:tab/><text:tab/><text:tab/>no:</text:p>
      <text:p text:style-name="P10"><text:tab/><text:tab/><text:tab/><text:tab/>ExpresiónNiv4<text:span text:style-name="T7">1</text:span>.codJ ||</text:p>
      <text:p text:style-name="P10"><text:tab/><text:tab/><text:tab/><text:tab/>ifeq +7 ||</text:p>
      <text:p text:style-name="P10"><text:tab/><text:tab/><text:tab/><text:tab/>iconst_0 ||</text:p>
      <text:p text:style-name="P10"><text:tab/><text:tab/><text:tab/><text:tab/>goto +4 || </text:p>
      <text:p text:style-name="P10"><text:tab/><text:tab/><text:tab/><text:tab/>iconst_1</text:p>
      <text:p text:style-name="P10"><text:tab/><text:tab/><text:tab/>negativo:</text:p>
      <text:p text:style-name="P10"><text:tab/><text:tab/><text:tab/><text:tab/>case (ExpresionNiv4<text:span text:style-name="T7">1</text:span>.tipo)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 || ineg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 || fneg</text:p>
      <text:p text:style-name="P10"><text:tab/><text:tab/><text:tab/>cast-float:</text:p>
      <text:p text:style-name="P10"><text:tab/><text:tab/><text:tab/><text:tab/>case (ExpresionNiv4<text:span text:style-name="T7">1</text:span>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 || i2f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</text:p>
      <text:p text:style-name="P10"><text:tab/><text:tab/><text:tab/>cast-int:</text:p>
      <text:p text:style-name="P10"><text:tab/><text:tab/><text:tab/><text:tab/>case (ExpresionNiv4<text:span text:style-name="T7">1</text:span>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 || f2i</text:p>
      <text:p text:style-name="P10"><text:tab/><text:tab/><text:tab/>cast-nat:</text:p>
      <text:p text:style-name="P10"><text:tab/><text:tab/><text:tab/><text:tab/>case (ExpresionNiv4<text:span text:style-name="T7">1</text:span>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 || f2i</text:p>
      <text:p text:style-name="P10"><text:tab/><text:tab/><text:tab/>cast-char:</text:p>
      <text:p text:style-name="P10"><text:tab/><text:tab/><text:tab/><text:tab/>case (ExpresionNiv4<text:span text:style-name="T7">1</text:span>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 || f2i</text:p>
      <text:p text:style-name="P10"><text:tab/>}</text:p>
      <text:p text:style-name="P10"/>
      <text:p text:style-name="P12">ExpresiónNiv4 → </text:p>
      <text:p text:style-name="P13"><text:tab/>{Expresion.tsh = ExpresionNiv4.tsh}</text:p>
      <text:p text:style-name="P12"><text:tab/>| Expresión |</text:p>
      <text:p text:style-name="P12"><text:tab/><text:span text:style-name="T1">{</text:span></text:p>
      <text:p text:style-name="P12"><text:tab/><text:span text:style-name="T1">ExpresionNiv4.tipo = </text:span></text:p>
      <text:p text:style-name="P13"><text:tab/><text:tab/>si (Expresion.tipo = error v Expresion.tipo=boolean v Expresion.tipo=character)</text:p>
      <text:p text:style-name="P13"><text:tab/><text:tab/> <text:s text:c="9"/>error</text:p>
      <text:p text:style-name="P13"><text:tab/><text:tab/>sino si (Expresion.tipo = float)</text:p>
      <text:p text:style-name="P13"><text:soft-page-break/><text:tab/><text:tab/><text:tab/>float</text:p>
      <text:p text:style-name="P13"><text:tab/><text:tab/>sino si (Expresion.tipo = natural v Expresion.tipo = integer)</text:p>
      <text:p text:style-name="P13"><text:tab/><text:tab/><text:tab/>natural</text:p>
      <text:p text:style-name="P13"><text:tab/><text:tab/>sino error</text:p>
      <text:p text:style-name="P13"><text:tab/></text:p>
      <text:p text:style-name="P12"/>
      <text:p text:style-name="P10"><text:tab/>ExpresiónNiv4.codP = Expresión.codP || abs</text:p>
      <text:p text:style-name="P10"><text:tab/>ExpresionNiv4.codJ = </text:p>
      <text:p text:style-name="P10"><text:tab/><text:tab/>case (Expresion.tipo)</text:p>
      <text:p text:style-name="P10"><text:tab/><text:tab/><text:tab/>float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fconst_0 ||</text:p>
      <text:p text:style-name="P10"><text:tab/><text:tab/><text:tab/><text:tab/>fcmpg ||</text:p>
      <text:p text:style-name="P10"><text:tab/><text:tab/><text:tab/><text:tab/>ifge +4</text:p>
      <text:p text:style-name="P10"><text:tab/><text:tab/><text:tab/><text:tab/>fneg</text:p>
      <text:p text:style-name="P10"><text:tab/><text:tab/><text:tab/>otro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ifge +4</text:p>
      <text:p text:style-name="P10"><text:tab/><text:tab/><text:tab/><text:tab/>fneg</text:p>
      <text:p text:style-name="P10"><text:tab/>}</text:p>
      <text:p text:style-name="P14"/>
      <text:p text:style-name="P12">ExpresiónNiv4 → </text:p>
      <text:p text:style-name="P12"><text:tab/><text:span text:style-name="T1">{</text:span><text:span text:style-name="T4">Expresion.tsh = ExpresionNiv4.tsh</text:span><text:span text:style-name="T1">}</text:span></text:p>
      <text:p text:style-name="P12"><text:tab/>( Expresión )</text:p>
      <text:p text:style-name="P12"><text:tab/><text:span text:style-name="T1">{</text:span></text:p>
      <text:p text:style-name="P13"><text:tab/>ExpresionNiv4.tipo = Expresion.tipo</text:p>
      <text:p text:style-name="P10"><text:tab/>ExpresiónNiv4.codP = Expresión.codP</text:p>
      <text:p text:style-name="P10"><text:tab/>ExpresionNiv4.codJ = Literal.codJ</text:p>
      <text:p text:style-name="P10"><text:tab/>}</text:p>
      <text:p text:style-name="P10"/>
      <text:p text:style-name="P12">ExpresiónNiv4 → </text:p>
      <text:p text:style-name="P12"><text:tab/><text:span text:style-name="T1">{Literal.tsh = ExpresiónNiv4.tsh}</text:span></text:p>
      <text:p text:style-name="P12"><text:tab/>Literal</text:p>
      <text:p text:style-name="P12"><text:tab/><text:span text:style-name="T1">{</text:span></text:p>
      <text:p text:style-name="P12"><text:span text:style-name="T2"><text:tab/></text:span><text:span text:style-name="T4">Expresion.tipo = Literal.tipo</text:span></text:p>
      <text:p text:style-name="P10"><text:tab/>ExpresiónNiv4.codP = Literal.codP</text:p>
      <text:p text:style-name="P9"><text:tab/>ExpresionNiv4.codJ = Literal.codJ</text:p>
      <text:p text:style-name="P9"><text:tab/>}</text:p>
      <text:p text:style-name="P9"/>
      <text:p text:style-name="P12">Literal → id</text:p>
      <text:p text:style-name="P12"><text:tab/><text:span text:style-name="T1">{</text:span></text:p>
      <text:p text:style-name="P12"><text:tab/><text:span text:style-name="T1">Literal.tipo = Literal.tsh[id.lex].tipo</text:span></text:p>
      <text:p text:style-name="P10"><text:tab/>Literal.codP = apila-dir Literal.tsh[id.lex].dir</text:p>
      <text:p text:style-name="P10"><text:tab/>Literal.codJ = case(Literal.tsh[id.lex].tipo)</text:p>
      <text:p text:style-name="P10"><text:tab/><text:tab/>boolean:</text:p>
      <text:p text:style-name="P10"><text:tab/><text:tab/><text:tab/>i2b || iload <text:s/>Literal.tsh[id.lex].dir</text:p>
      <text:p text:style-name="P10"><text:tab/><text:tab/>tCha:</text:p>
      <text:p text:style-name="P10"><text:tab/><text:tab/><text:tab/>i2c || iload <text:s/>Literal.tsh[id.lex].dir</text:p>
      <text:p text:style-name="P10"><text:tab/><text:tab/>natural:</text:p>
      <text:p text:style-name="P10"><text:tab/><text:tab/>entero:</text:p>
      <text:p text:style-name="P10"><text:tab/><text:tab/><text:tab/>iload <text:s/>Literal.tsh[id.lex].dir</text:p>
      <text:p text:style-name="P10"><text:tab/><text:tab/>float:</text:p>
      <text:p text:style-name="P9"><text:tab/><text:tab/><text:tab/>fload <text:s/>Literal.tsh[id.lex].dir</text:p>
      <text:p text:style-name="P9"><text:tab/>}</text:p>
      <text:p text:style-name="P12">Literal → litNat</text:p>
      <text:p text:style-name="P12"><text:soft-page-break/><text:tab/><text:span text:style-name="T1">{</text:span></text:p>
      <text:p text:style-name="P12"><text:tab/><text:span text:style-name="T1">Literal.tipo = natural</text:span></text:p>
      <text:p text:style-name="P10"><text:tab/>Literal.codP = apila getValor(litNat.lex)</text:p>
      <text:p text:style-name="P9"><text:tab/>Literal.codJ = iconst getValor(litNat.lex))</text:p>
      <text:p text:style-name="P9"><text:tab/>}</text:p>
      <text:p text:style-name="P12">Literal → litFlo</text:p>
      <text:p text:style-name="P12"><text:tab/><text:span text:style-name="T1">{</text:span></text:p>
      <text:p text:style-name="P12"><text:tab/><text:span text:style-name="T1">Literal.tipo = float</text:span></text:p>
      <text:p text:style-name="P10"><text:tab/>Literal.codP = apila getValor(litFlo.lex)</text:p>
      <text:p text:style-name="P9"><text:tab/>Literal.codJ = fconst getValor(litFlo.lex))</text:p>
      <text:p text:style-name="P9"><text:tab/>}</text:p>
      <text:p text:style-name="P12">Literal → litBoo</text:p>
      <text:p text:style-name="P12"><text:tab/><text:span text:style-name="T1">{</text:span></text:p>
      <text:p text:style-name="P13"><text:tab/>Literal.tipo = boolean<text:tab/></text:p>
      <text:p text:style-name="P10"><text:tab/>Literal.codP = apila getValor(litBoo.lex)</text:p>
      <text:p text:style-name="P9"><text:tab/>Literal.codJ = iconst getValor(litEnt.lex))</text:p>
      <text:p text:style-name="P9"><text:tab/>}</text:p>
      <text:p text:style-name="P12">Literal → litCha</text:p>
      <text:p text:style-name="P8"><text:tab/><text:span text:style-name="T1">{</text:span></text:p>
      <text:p text:style-name="P9"><text:tab/>Literal.tipo = character</text:p>
      <text:p text:style-name="P10"><text:tab/>Literal.codP = apila getValor(litCha.lex)</text:p>
      <text:p text:style-name="P9"><text:tab/>Literal.codJ = iconst getValor(litCha.lex))</text:p>
      <text:p text:style-name="P9"><text:tab/>}</text:p>
      <text:p text:style-name="P9"/>
      <text:p text:style-name="P12">OpNiv0 → &lt;</text:p>
      <text:p text:style-name="P12"><text:tab/><text:span text:style-name="T1">{OpNiv0.op = menor}</text:span></text:p>
      <text:p text:style-name="P12">OpNiv0 → &gt;<text:tab/></text:p>
      <text:p text:style-name="P12"><text:tab/><text:span text:style-name="T1">{OpNiv0.op = mayor}</text:span></text:p>
      <text:p text:style-name="P12">OpNiv0 → &lt;=</text:p>
      <text:p text:style-name="P12"><text:tab/><text:span text:style-name="T1">{OpNiv0.op = menor-ig}</text:span></text:p>
      <text:p text:style-name="P12">OpNiv0 → &gt;=</text:p>
      <text:p text:style-name="P12"><text:tab/><text:span text:style-name="T1">{OpNiv0.op = mayor-ig}</text:span></text:p>
      <text:p text:style-name="P12">OpNiv0 → =</text:p>
      <text:p text:style-name="P12"><text:tab/><text:span text:style-name="T1">{OpNiv0.op = igual}</text:span></text:p>
      <text:p text:style-name="P12">OpNiv0 → =/=</text:p>
      <text:p text:style-name="P12"><text:tab/><text:span text:style-name="T1">{OpNiv0.op = no-igual}</text:span></text:p>
      <text:p text:style-name="P12">OpNiv1 → +</text:p>
      <text:p text:style-name="P12"><text:tab/><text:span text:style-name="T1">{OpNiv1.op = suma}</text:span></text:p>
      <text:p text:style-name="P12">OpNiv1 → -</text:p>
      <text:p text:style-name="P12"><text:tab/><text:span text:style-name="T1">{OpNiv1.op = resta}</text:span></text:p>
      <text:p text:style-name="P12">OpNiv1 → or</text:p>
      <text:p text:style-name="P12"><text:tab/><text:span text:style-name="T1">{OpNiv1.op = o}</text:span></text:p>
      <text:p text:style-name="P12">OpNiv2 → *</text:p>
      <text:p text:style-name="P12"><text:tab/><text:span text:style-name="T1">{OpNiv2.op = multiplica}</text:span></text:p>
      <text:p text:style-name="P12">OpNiv2 → /</text:p>
      <text:p text:style-name="P12"><text:tab/><text:span text:style-name="T1">{OpNiv2.op = divide}</text:span></text:p>
      <text:p text:style-name="P12">OpNiv2 → %</text:p>
      <text:p text:style-name="P12"><text:tab/><text:span text:style-name="T1">{OpNiv2.op = modulo}</text:span></text:p>
      <text:p text:style-name="P12">OpNiv2 → and</text:p>
      <text:p text:style-name="P12"><text:tab/><text:span text:style-name="T1">{OpNiv2.op = y}</text:span></text:p>
      <text:p text:style-name="P7">OpNiv3 → &gt;&gt;</text:p>
      <text:p text:style-name="P7"><text:tab/><text:span text:style-name="T1">{OpNiv3.op = shl}</text:span></text:p>
      <text:p text:style-name="P7">OpNiv3 → &lt;&lt;</text:p>
      <text:p text:style-name="P7"><text:tab/><text:span text:style-name="T1">{OpNiv3.op = shr}</text:span></text:p>
      <text:p text:style-name="P7">OpNiv4 → not</text:p>
      <text:p text:style-name="P7"><text:tab/><text:span text:style-name="T1">{OpNiv4.op = no}</text:span></text:p>
      <text:p text:style-name="P7">OpNiv4 → -</text:p>
      <text:p text:style-name="P7"><text:soft-page-break/><text:tab/><text:span text:style-name="T1">{OpNiv4.op = menos}</text:span></text:p>
      <text:p text:style-name="P7">OpNiv4 → (float)</text:p>
      <text:p text:style-name="P7"><text:tab/><text:span text:style-name="T1">{OpNiv4.op = cast-float}</text:span></text:p>
      <text:p text:style-name="P7">OpNiv4 → (int)</text:p>
      <text:p text:style-name="P7"><text:tab/><text:span text:style-name="T1">{OpNiv4.op = cast-int}</text:span></text:p>
      <text:p text:style-name="P7">OpNiv4 → (nat)</text:p>
      <text:p text:style-name="P7"><text:tab/><text:span text:style-name="T1">{OpNiv4.op = cast-nat}</text:span></text:p>
      <text:p text:style-name="P7">OpNiv4 → (char)</text:p>
      <text:p text:style-name="P9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5T23:20:50</meta:creation-date>
    <dc:date>2010-01-19T15:04:00</dc:date>
    <meta:editing-duration>PT09H07M29S</meta:editing-duration>
    <meta:editing-cycles>22</meta:editing-cycles>
    <meta:generator>OpenOffice.org/3.1$Linux OpenOffice.org_project/310m21$Build-9319</meta:generator>
    <dc:creator>Hector </dc:creator>
    <meta:document-statistic meta:table-count="0" meta:image-count="0" meta:object-count="0" meta:page-count="21" meta:paragraph-count="1089" meta:word-count="2956" meta:character-count="30354"/>
  </office:meta>
</office:document-meta>
</file>